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Logic levels (no comms)</text:p>
          </table:table-cell>
          <table:covered-table-cell table:number-columns-repeated="2"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PC OFF</text:p>
          </table:table-cell>
          <table:table-cell table:style-name="ce3" office:value-type="string" calcext:value-type="string">
            <text:p>PC ON, port OFF</text:p>
          </table:table-cell>
          <table:table-cell table:style-name="ce3" office:value-type="string" calcext:value-type="string">
            <text:p>PC ON, port ON</text:p>
          </table:table-cell>
        </table:table-row>
        <table:table-row table:style-name="ro1">
          <table:table-cell office:value-type="string" calcext:value-type="string">
            <text:p>DC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DTR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1" calcext:value-type="float">
            <text:p>-11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S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1" calcext:value-type="float">
            <text:p>-11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T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 style:data-style-name="N2" text:time-value="00:00:43.4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23:20:54.021000000</meta:creation-date>
    <dc:date>2023-03-18T00:26:57.090000000</dc:date>
    <meta:editing-duration>PT35M25S</meta:editing-duration>
    <meta:editing-cycles>3</meta:editing-cycles>
    <meta:generator>LibreOffice/7.2.2.2$Windows_X86_64 LibreOffice_project/02b2acce88a210515b4a5bb2e46cbfb63fe97d56</meta:generator>
    <meta:document-statistic meta:table-count="1" meta:cell-count="36" meta:object-count="0"/>
  </office:meta>
</office:document-meta>
</file>